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 Mono" svg:font-family="'Robot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7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0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2.838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7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2.7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.606cm" fo:min-width="0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435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Mono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Roboto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2.1cm" svg:x="10.9cm" svg:y="7.9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2.1cm" svg:x="5.3cm" svg:y="7.9cm">
          <text:p text:style-name="P1"><text:span text:style-name="T1">f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8.6cm 7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5.325cm" svg:y="6.2cm">
          <text:p text:style-name="P1"><text:span text:style-name="T1">p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1.9cm 7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8.625cm" svg:y="6.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7.9cm" svg:x2="8.6cm" svg:y2="10cm">
          <text:p/>
        </draw:line>
        <draw:line draw:style-name="gr5" draw:text-style-name="P4" draw:layer="layout" svg:x1="11.9cm" svg:y1="7.9cm" svg:x2="11.9cm" svg:y2="10cm">
          <text:p/>
        </draw:line>
        <draw:custom-shape draw:style-name="gr3" draw:text-style-name="P3" draw:layer="layout" svg:width="0.5cm" svg:height="3.3cm" draw:transform="rotate (-1.5707963267949) translate (15.2cm 7.31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1.925cm" svg:y="6.211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8.5cm 7.31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5.225cm" svg:y="6.211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17.2cm" svg:y="7.9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2cm" draw:transform="rotate (-1.5707963267949) translate (20.5cm 7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975cm" svg:height="1cm" svg:x="18.525cm" svg:y="6.2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cm" svg:y1="7.9cm" svg:x2="15.2cm" svg:y2="10cm">
          <text:p/>
        </draw:line>
        <draw:line draw:style-name="gr5" draw:text-style-name="P4" draw:layer="layout" svg:x1="18.5cm" svg:y1="7.9cm" svg:x2="18.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 Mono" svg:font-family="'Robot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7T12:03:48.469000000</meta:creation-date>
    <dc:date>2021-01-07T12:15:59.256000000</dc:date>
    <meta:editing-duration>PT12M10S</meta:editing-duration>
    <meta:editing-cycles>2</meta:editing-cycles>
    <meta:generator>LibreOffice/6.4.5.2$Windows_X86_64 LibreOffice_project/a726b36747cf2001e06b58ad5db1aa3a9a1872d6</meta:generator>
    <meta:document-statistic meta:object-count="17"/>
  </office:meta>
</office:document-meta>
</file>